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rsid="00173b66" officeooo:paragraph-rsid="00173b66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18b61b" officeooo:paragraph-rsid="0018b61b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rsid="001aa7c0" officeooo:paragraph-rsid="001aa7c0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rsid="001b714e" officeooo:paragraph-rsid="001b714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rsid="001b9130" officeooo:paragraph-rsid="001b9130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8pt" officeooo:paragraph-rsid="0016e78f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9pt" officeooo:rsid="0018b61b" officeooo:paragraph-rsid="00173b66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officeooo:rsid="001b9130" officeooo:paragraph-rsid="001b9130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officeooo:rsid="001c1d76" officeooo:paragraph-rsid="001c1d76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officeooo:rsid="001c1d76" officeooo:paragraph-rsid="00204491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officeooo:rsid="001cbd09" officeooo:paragraph-rsid="001cbd09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officeooo:rsid="0020cf1b" officeooo:paragraph-rsid="0020cf1b" style:font-size-asian="12.25pt" style:font-size-complex="14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officeooo:rsid="0018b61b"/>
    </style:style>
    <style:style style:name="T4" style:family="text">
      <style:text-properties fo:font-size="9pt" officeooo:rsid="0018b61b" style:font-size-asian="9pt" style:font-size-complex="9pt"/>
    </style:style>
    <style:style style:name="T5" style:family="text">
      <style:text-properties fo:font-size="9pt" officeooo:rsid="001b714e" style:font-size-asian="9pt" style:font-size-complex="9pt"/>
    </style:style>
    <style:style style:name="T6" style:family="text">
      <style:text-properties officeooo:rsid="001aa7c0"/>
    </style:style>
    <style:style style:name="T7" style:family="text">
      <style:text-properties officeooo:rsid="001b714e"/>
    </style:style>
    <style:style style:name="T8" style:family="text">
      <style:text-properties officeooo:rsid="001b9130"/>
    </style:style>
    <style:style style:name="T9" style:family="text">
      <style:text-properties officeooo:rsid="001de423"/>
    </style:style>
    <style:style style:name="T10" style:family="text">
      <style:text-properties officeooo:rsid="001fe0b6"/>
    </style:style>
    <style:style style:name="T11" style:family="text">
      <style:text-properties officeooo:rsid="00204491"/>
    </style:style>
    <style:style style:name="T12" style:family="text">
      <style:text-properties officeooo:rsid="0020cf1b"/>
    </style:style>
    <style:style style:name="T13" style:family="text">
      <style:text-properties officeooo:rsid="00223d3f"/>
    </style:style>
    <style:style style:name="T14" style:family="text">
      <style:text-properties officeooo:rsid="0023aa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ERJ Zona oeste</text:p>
      <text:p text:style-name="P1"/>
      <text:p text:style-name="P1"/>
      <text:p text:style-name="P1"/>
      <text:p text:style-name="P1">Jonatha Salles Menezes</text:p>
      <text:p text:style-name="P1">2211312125</text:p>
      <text:p text:style-name="P1"/>
      <text:p text:style-name="P1"/>
      <text:p text:style-name="P1"/>
      <text:p text:style-name="P9"/>
      <text:p text:style-name="P10"><text:span text:style-name="T2">Lista de Exercícios 06 </text:span><text:span text:style-name="T1">– </text:span><text:span text:style-name="T2">ARQUITETURA &amp; ORGANIZAÇÃO DO COMPUTADOR</text:span> </text:p>
      <text:p text:style-name="P8">INF5312 - Organização de computador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io de Janeiro</text:p>
      <text:p text:style-name="P8">2022</text:p>
      <text:p text:style-name="P3"><text:soft-page-break/>Exercício 1)</text:p>
      <text:p text:style-name="P3">a) <text:span text:style-name="T12">8 bits; T = N x M ; T = 8 x 32 = 256 = 2^8</text:span></text:p>
      <text:p text:style-name="P3">b) <text:span text:style-name="T7">(1111 1111)</text:span><text:span text:style-name="T5">2</text:span><text:span text:style-name="T7"> = </text:span><text:span text:style-name="T3">(FF)</text:span><text:span text:style-name="T4">16</text:span></text:p>
      <text:p text:style-name="P11"/>
      <text:p text:style-name="P4">Exercício 2)</text:p>
      <text:p text:style-name="P4">a) <text:span text:style-name="T13">8 bits; 8 x 32 = 256 = 2^8</text:span></text:p>
      <text:p text:style-name="P5">b) <text:span text:style-name="T13">2</text:span> célula<text:span text:style-name="T13">s.</text:span></text:p>
      <text:p text:style-name="P5">c) 256 bits.</text:p>
      <text:p text:style-name="P5">d) <text:span text:style-name="T7">(1111 1111)</text:span><text:span text:style-name="T5">2</text:span><text:span text:style-name="T7"> = </text:span>255</text:p>
      <text:p text:style-name="P5"/>
      <text:p text:style-name="P6">Exercício 3)</text:p>
      <text:p text:style-name="P6">a) <text:span text:style-name="T8">2^27 / 8 = 2^24, 16M = 16 * 1024 * 1024 – 1 = 16.777.215</text:span></text:p>
      <text:p text:style-name="P7">b) <text:span text:style-name="T14">RDM = 8 bits; ACC = 24 bits.</text:span></text:p>
      <text:p text:style-name="P7">c) 1 célula.</text:p>
      <text:p text:style-name="P7"/>
      <text:p text:style-name="P7">Exercício 4)</text:p>
      <text:p text:style-name="P7">a) <text:span text:style-name="T10">Verdadeiro, a capacidade máxima dá-se em: N máx = 2^12 = 4k bits; que seria 4 vezes a atual de 1024.</text:span></text:p>
      <text:p text:style-name="P13">b) Verdadeiro, memória ROM é uma memória apenas de leitura, não volátil e não pode ser reescrita.</text:p>
      <text:p text:style-name="P13">c) Falso, o barramento de endereço é unidirecional.</text:p>
      <text:p text:style-name="P13">d) <text:span text:style-name="T10">Falso, o tamanho deve ser de pelo menos 8 bits. 2^8= 256.</text:span></text:p>
      <text:p text:style-name="P13">e) Falso, memória ROM, por exemplo, é não volátil.</text:p>
      <text:p text:style-name="P13">f<text:span text:style-name="T11">) Falso, o tamanho total da MP é dependente do tamanho do CI.</text:span></text:p>
      <text:p text:style-name="P13">g) <text:span text:style-name="T9">Falso, o RDM é responsável pelo tráfego de dados e instruções.</text:span></text:p>
      <text:p text:style-name="P14">h) <text:span text:style-name="T11">Falso, o tamanho total da MP é dependente do tamanho do CI.</text:span></text:p>
      <text:p text:style-name="P13"/>
      <text:p text:style-name="P15">Exercício 5)</text:p>
      <text:p text:style-name="P15">a) <text:span text:style-name="T12">16 M endereços.</text:span></text:p>
      <text:p text:style-name="P16">b) 16 bits.</text:p>
      <text:p text:style-name="P16">c) 2 célul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O-Normal" style:family="paragraph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loext:hyphenation-no-caps="false"/>
    </style:style>
    <style:style style:name="Fonte_20_parág._20_padrão" style:display-name="Fonte parág. padrão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7T15:08:43.998000000</dc:date>
    <meta:editing-duration>PT41M40S</meta:editing-duration>
    <meta:editing-cycles>9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32" meta:word-count="224" meta:character-count="1065" meta:non-whitespace-character-count="870"/>
  </office:meta>
</office:document-meta>
</file>